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dc28" officeooo:paragraph-rsid="0003dc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a sí que sí aquest text és DIFRENT del text original i no conté cap imat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16:45:17.070735299</dc:date>
    <meta:editing-duration>PT9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6" meta:character-count="76" meta:non-whitespace-character-count="61"/>
  </office:meta>
</office:document-meta>
</file>